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Arial" officeooo:paragraph-rsid="000dcb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p text:style-name="P1"/>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
      <text:p text:style-name="P1">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5T15:58:58.085519921</meta:creation-date>
    <dc:date>2019-12-09T13:19:56.565913263</dc:date>
    <meta:editing-duration>PT4M53S</meta:editing-duration>
    <meta:editing-cycles>9</meta:editing-cycles>
    <meta:generator>LibreOffice/6.0.7.3$Linux_X86_64 LibreOffice_project/00m0$Build-3</meta:generator>
    <meta:document-statistic meta:table-count="0" meta:image-count="0" meta:object-count="0" meta:page-count="1" meta:paragraph-count="6" meta:word-count="557" meta:character-count="3746" meta:non-whitespace-character-count="3194"/>
  </office:meta>
</office:document-meta>
</file>